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1.4772in" fo:margin-right="0in" fo:text-indent="0in" style:auto-text-indent="false"/>
      <style:text-properties fo:font-size="14pt" fo:font-weight="bold" style:font-size-asian="14pt" style:font-weight-asian="bold" style:font-size-complex="14pt" style:font-weight-complex="bold"/>
    </style:style>
    <style:style style:name="P2" style:family="paragraph" style:parent-style-name="Text_20_body">
      <style:text-properties officeooo:rsid="0018638c" officeooo:paragraph-rsid="0018638c"/>
    </style:style>
    <style:style style:name="P3" style:family="paragraph" style:parent-style-name="Text_20_body">
      <style:text-properties officeooo:rsid="00187051" officeooo:paragraph-rsid="00187051"/>
    </style:style>
    <style:style style:name="P4" style:family="paragraph" style:parent-style-name="Text_20_body">
      <style:paragraph-properties fo:margin-left="0.9846in" fo:margin-right="0in" fo:text-indent="0in" style:auto-text-indent="false"/>
      <style:text-properties fo:font-size="14pt" fo:font-weight="bold" officeooo:rsid="0018638c" officeooo:paragraph-rsid="0018638c" style:font-size-asian="14pt" style:font-weight-asian="bold" style:font-size-complex="14pt" style:font-weight-complex="bold"/>
    </style:style>
    <style:style style:name="T1" style:family="text">
      <style:text-properties officeooo:rsid="001704b2"/>
    </style:style>
    <style:style style:name="T2" style:family="text">
      <style:text-properties fo:color="#0066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locate memory for arrays using malloc</text:p>
      <text:p text:style-name="Standard"/>
      <text:p text:style-name="Text_20_body">I will <text:span text:style-name="T1">learn</text:span> how to allocate space and memory for an entire array using <text:span text:style-name="T2">malloc</text:span>. The basic idea is to take the size of the data type you wish to store in the array, and then multiply it by the number of elements for which you need space.</text:p>
      <text:p text:style-name="P2">Example</text:p>
      <text:p text:style-name="P2">#include &lt;stdlib.h&gt;</text:p>
      <text:p text:style-name="P2">int main(void) {</text:p>
      <text:p text:style-name="P2"><text:s text:c="4"/>//! showMemory(start=272)</text:p>
      <text:p text:style-name="P2"><text:s text:c="4"/>int * array;</text:p>
      <text:p text:style-name="P2"><text:s text:c="4"/>array = (int *) malloc(5*sizeof(int));</text:p>
      <text:p text:style-name="P2"><text:s text:c="4"/>array[0] = 3;</text:p>
      <text:p text:style-name="P2"><text:s text:c="4"/>array[1] = 44;</text:p>
      <text:p text:style-name="P2"><text:s text:c="4"/>array[2] = 2;</text:p>
      <text:p text:style-name="P2"><text:s text:c="4"/>* (array + 3) = 7;</text:p>
      <text:p text:style-name="P2"><text:s text:c="4"/>* (array + 4) = -1;</text:p>
      <text:p text:style-name="P2"><text:s text:c="4"/>free(array);</text:p>
      <text:p text:style-name="P2"><text:s text:c="4"/>return 0;</text:p>
      <text:p text:style-name="P2">}</text:p>
      <text:p text:style-name="P2"/>
      <text:p text:style-name="P2"/>
      <text:p text:style-name="P4">Learn from another example of array memory allocation</text:p>
      <text:p text:style-name="P2"/>
      <text:p text:style-name="P3">example</text:p>
      <text:p text:style-name="P3">//new example of the use of malloc</text:p>
      <text:p text:style-name="P3">#include &lt;stdio.h&gt;</text:p>
      <text:p text:style-name="P3">#include &lt;stdlib.h&gt;</text:p>
      <text:p text:style-name="P3"/>
      <text:p text:style-name="P3">int * allocateIntArray(int);</text:p>
      <text:p text:style-name="P3">double findAverage(int *,int);</text:p>
      <text:p text:style-name="P3"/>
      <text:p text:style-name="P3"><text:soft-page-break/>int main(void){</text:p>
      <text:p text:style-name="P3"><text:s text:c="4"/>//! showMemory(start=272)</text:p>
      <text:p text:style-name="P3"><text:s text:c="4"/>int num, i;</text:p>
      <text:p text:style-name="P3"><text:s text:c="4"/>int * array;</text:p>
      <text:p text:style-name="P3"><text:s text:c="4"/>double average;</text:p>
      <text:p text:style-name="P3"><text:s text:c="4"/>printf("How many grades would you like to enter?");</text:p>
      <text:p text:style-name="P3"><text:s text:c="4"/>scanf("%d",&amp;num);</text:p>
      <text:p text:style-name="P3"><text:s text:c="4"/>array = allocateIntArray(num);</text:p>
      <text:p text:style-name="P3"><text:s text:c="4"/>printf("Please enter %d grades: ",num);</text:p>
      <text:p text:style-name="P3"><text:s text:c="4"/>for(i=0;i&lt;num;i++){</text:p>
      <text:p text:style-name="P3"><text:s text:c="8"/>scanf("%d",array+i);</text:p>
      <text:p text:style-name="P3"><text:s text:c="4"/>}</text:p>
      <text:p text:style-name="P3"><text:s text:c="4"/>average = findAverage(array,num);</text:p>
      <text:p text:style-name="P3"><text:s text:c="4"/>printf("The average grade is %.2f.\n",average);</text:p>
      <text:p text:style-name="P3"><text:s text:c="4"/>free(array);</text:p>
      <text:p text:style-name="P3"><text:s text:c="4"/>return 0;</text:p>
      <text:p text:style-name="P3">}</text:p>
      <text:p text:style-name="P3"/>
      <text:p text:style-name="P3">int * allocateIntArray(int num){</text:p>
      <text:p text:style-name="P3"><text:s text:c="4"/>int * ptr = (int *) malloc(num * sizeof(int));</text:p>
      <text:p text:style-name="P3"><text:s text:c="4"/>return ptr;</text:p>
      <text:p text:style-name="P3">}</text:p>
      <text:p text:style-name="P3"/>
      <text:p text:style-name="P3">double findAverage(int * array, int num){</text:p>
      <text:p text:style-name="P3"><text:s text:c="4"/>int i;</text:p>
      <text:p text:style-name="P3"><text:s text:c="4"/>double average = 0.0;</text:p>
      <text:p text:style-name="P3"><text:s text:c="4"/>for(i=0;i&lt;num;i++){</text:p>
      <text:p text:style-name="P3"><text:s text:c="8"/>average += array[i];</text:p>
      <text:p text:style-name="P3"><text:s text:c="4"/>}</text:p>
      <text:p text:style-name="P3"><text:s text:c="4"/>average = average / num;</text:p>
      <text:p text:style-name="P3"><text:soft-page-break/><text:s text:c="4"/>return average;</text:p>
      <text:p text:style-name="P3">}</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5T23:16:54.287167359</meta:creation-date>
    <dc:date>2019-04-15T23:56:32.279935169</dc:date>
    <meta:editing-duration>PT19M11S</meta:editing-duration>
    <meta:editing-cycles>2</meta:editing-cycles>
    <meta:generator>LibreOffice/6.0.7.3$Linux_X86_64 LibreOffice_project/00m0$Build-3</meta:generator>
    <meta:document-statistic meta:table-count="0" meta:image-count="0" meta:object-count="0" meta:page-count="3" meta:paragraph-count="53" meta:word-count="206" meta:character-count="1419" meta:non-whitespace-character-count="1122"/>
  </office:meta>
</office:document-meta>
</file>